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Times New Roman',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e90" officeooo:paragraph-rsid="00170e90"/>
    </style:style>
    <style:style style:name="P2" style:family="paragraph" style:parent-style-name="Standard">
      <style:text-properties officeooo:rsid="00193a35" officeooo:paragraph-rsid="001b7ba3"/>
    </style:style>
    <style:style style:name="P3" style:family="paragraph" style:parent-style-name="Standard">
      <style:text-properties officeooo:rsid="001b27b3" officeooo:paragraph-rsid="001b27b3"/>
    </style:style>
    <style:style style:name="P4" style:family="paragraph" style:parent-style-name="Standard">
      <style:text-properties officeooo:rsid="002057a9" officeooo:paragraph-rsid="002057a9"/>
    </style:style>
    <style:style style:name="P5" style:family="paragraph" style:parent-style-name="Standard">
      <style:text-properties officeooo:rsid="00255023" officeooo:paragraph-rsid="00255023"/>
    </style:style>
    <style:style style:name="P6" style:family="paragraph" style:parent-style-name="Standard">
      <style:text-properties officeooo:rsid="0026ca38" officeooo:paragraph-rsid="0026ca38"/>
    </style:style>
    <style:style style:name="P7" style:family="paragraph" style:parent-style-name="Standard">
      <style:text-properties officeooo:rsid="0026ca38" officeooo:paragraph-rsid="002976cf"/>
    </style:style>
    <style:style style:name="P8" style:family="paragraph" style:parent-style-name="Standard">
      <style:text-properties officeooo:rsid="002976cf" officeooo:paragraph-rsid="002976cf"/>
    </style:style>
    <style:style style:name="P9" style:family="paragraph" style:parent-style-name="Standard">
      <style:text-properties officeooo:rsid="0033ce03" officeooo:paragraph-rsid="0033ce03"/>
    </style:style>
    <style:style style:name="P10" style:family="paragraph" style:parent-style-name="Standard">
      <style:text-properties officeooo:rsid="0034c4f9" officeooo:paragraph-rsid="003de139"/>
    </style:style>
    <style:style style:name="P11" style:family="paragraph" style:parent-style-name="Standard">
      <style:text-properties officeooo:rsid="0034c4f9" officeooo:paragraph-rsid="00416f1c"/>
    </style:style>
    <style:style style:name="P12" style:family="paragraph" style:parent-style-name="Standard">
      <style:text-properties officeooo:rsid="00385790" officeooo:paragraph-rsid="00385790"/>
    </style:style>
    <style:style style:name="P13" style:family="paragraph" style:parent-style-name="Standard">
      <style:text-properties officeooo:rsid="0042de9e" officeooo:paragraph-rsid="00443af8"/>
    </style:style>
    <style:style style:name="P14" style:family="paragraph" style:parent-style-name="Standard">
      <style:text-properties officeooo:rsid="00459d23" officeooo:paragraph-rsid="00459d23"/>
    </style:style>
    <style:style style:name="P15" style:family="paragraph" style:parent-style-name="Standard">
      <style:text-properties fo:font-weight="bold" officeooo:rsid="008aaadc" officeooo:paragraph-rsid="008aaadc" style:font-weight-asian="bold" style:font-weight-complex="bold"/>
    </style:style>
    <style:style style:name="P16" style:family="paragraph" style:parent-style-name="Standard">
      <style:text-properties style:text-underline-style="none" fo:font-weight="normal" officeooo:rsid="0047580e" officeooo:paragraph-rsid="00482d20" style:font-weight-asian="normal" style:font-weight-complex="normal"/>
    </style:style>
    <style:style style:name="P17" style:family="paragraph" style:parent-style-name="Standard">
      <style:text-properties style:text-underline-style="none" fo:font-weight="normal" officeooo:rsid="00491eeb" officeooo:paragraph-rsid="004ad594" style:font-weight-asian="normal" style:font-weight-complex="normal"/>
    </style:style>
    <style:style style:name="P18" style:family="paragraph" style:parent-style-name="Standard">
      <style:text-properties style:text-underline-style="none" fo:font-weight="normal" officeooo:rsid="004ad594" officeooo:paragraph-rsid="004ad594" style:font-weight-asian="normal" style:font-weight-complex="normal"/>
    </style:style>
    <style:style style:name="P19" style:family="paragraph" style:parent-style-name="Standard">
      <style:text-properties style:text-underline-style="none" fo:font-weight="normal" officeooo:rsid="004ad594" officeooo:paragraph-rsid="00905d29" style:font-weight-asian="normal" style:font-weight-complex="normal"/>
    </style:style>
    <style:style style:name="P20" style:family="paragraph" style:parent-style-name="Standard">
      <style:text-properties style:text-underline-style="none" fo:font-weight="normal" officeooo:rsid="004af3c6" officeooo:paragraph-rsid="004af3c6" style:font-weight-asian="normal" style:font-weight-complex="normal"/>
    </style:style>
    <style:style style:name="P21" style:family="paragraph" style:parent-style-name="Standard">
      <style:text-properties style:text-underline-style="none" fo:font-weight="normal" officeooo:rsid="00917c53" officeooo:paragraph-rsid="00917c53" style:font-weight-asian="normal" style:font-weight-complex="normal"/>
    </style:style>
    <style:style style:name="P22" style:family="paragraph" style:parent-style-name="Standard">
      <style:text-properties fo:font-size="18pt" officeooo:rsid="004b0b7e" officeooo:paragraph-rsid="004b0b7e" style:font-size-asian="18pt" style:font-size-complex="18pt"/>
    </style:style>
    <style:style style:name="P23" style:family="paragraph" style:parent-style-name="Standard">
      <style:paragraph-properties fo:text-align="center" style:justify-single-word="false"/>
      <style:text-properties fo:font-size="18pt" officeooo:rsid="004b0b7e" officeooo:paragraph-rsid="004b0b7e" style:font-size-asian="18pt" style:font-size-complex="18pt"/>
    </style:style>
    <style:style style:name="P24" style:family="paragraph" style:parent-style-name="Standard">
      <style:text-properties fo:font-size="18pt" style:text-underline-style="solid" style:text-underline-width="auto" style:text-underline-color="font-color" fo:font-weight="bold" officeooo:rsid="0060f653" officeooo:paragraph-rsid="0060f653" style:font-size-asian="18pt" style:font-weight-asian="bold" style:font-size-complex="18pt" style:font-weight-complex="bold"/>
    </style:style>
    <style:style style:name="P25" style:family="paragraph" style:parent-style-name="Standard">
      <style:text-properties fo:font-size="18pt" style:text-underline-style="solid" style:text-underline-width="auto" style:text-underline-color="font-color" fo:font-weight="bold" officeooo:rsid="0060f653" officeooo:paragraph-rsid="008340f7" style:font-size-asian="18pt" style:font-weight-asian="bold" style:font-size-complex="18pt" style:font-weight-complex="bold"/>
    </style:style>
    <style:style style:name="P26" style:family="paragraph" style:parent-style-name="Standard">
      <style:paragraph-properties fo:text-align="center" style:justify-single-word="false"/>
      <style:text-properties fo:font-size="28pt" style:text-underline-style="solid" style:text-underline-width="auto" style:text-underline-color="font-color" fo:font-weight="bold" officeooo:rsid="004b0b7e" officeooo:paragraph-rsid="004b0b7e" style:font-size-asian="28pt" style:font-weight-asian="bold" style:font-size-complex="28pt" style:font-weight-complex="bold"/>
    </style:style>
    <style:style style:name="P27" style:family="paragraph" style:parent-style-name="Standard">
      <style:text-properties officeooo:rsid="0050c2b0" officeooo:paragraph-rsid="00170e90"/>
    </style:style>
    <style:style style:name="P28" style:family="paragraph" style:parent-style-name="Standard">
      <style:text-properties style:text-underline-style="solid" style:text-underline-width="auto" style:text-underline-color="font-color" fo:font-weight="bold" officeooo:rsid="0052e83c" officeooo:paragraph-rsid="0052e83c"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60f653" officeooo:paragraph-rsid="0060f653"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8639db" officeooo:paragraph-rsid="008639db"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87905f" officeooo:paragraph-rsid="0087905f" style:font-weight-asian="bold" style:font-weight-complex="bold"/>
    </style:style>
    <style:style style:name="P32" style:family="paragraph" style:parent-style-name="Standard">
      <style:text-properties officeooo:rsid="00540019" officeooo:paragraph-rsid="00540019"/>
    </style:style>
    <style:style style:name="P33" style:family="paragraph" style:parent-style-name="Standard">
      <style:text-properties fo:font-style="italic" officeooo:rsid="00540019" officeooo:paragraph-rsid="00540019" style:font-style-asian="italic" style:font-style-complex="italic"/>
    </style:style>
    <style:style style:name="P34" style:family="paragraph" style:parent-style-name="Standard">
      <style:text-properties fo:font-style="italic" officeooo:rsid="0054e9fa" officeooo:paragraph-rsid="0054e9fa" style:font-style-asian="italic" style:font-style-complex="italic"/>
    </style:style>
    <style:style style:name="P35" style:family="paragraph" style:parent-style-name="Standard">
      <style:text-properties fo:font-style="italic" style:text-underline-style="solid" style:text-underline-width="auto" style:text-underline-color="font-color" fo:font-weight="bold" officeooo:rsid="005a2261" officeooo:paragraph-rsid="005a2261" style:font-style-asian="italic" style:font-weight-asian="bold" style:font-style-complex="italic" style:font-weight-complex="bold"/>
    </style:style>
    <style:style style:name="P36" style:family="paragraph" style:parent-style-name="Standard">
      <style:text-properties fo:font-style="italic" style:text-underline-style="solid" style:text-underline-width="auto" style:text-underline-color="font-color" fo:font-weight="bold" officeooo:rsid="0087905f" officeooo:paragraph-rsid="0087905f" style:font-style-asian="italic" style:font-weight-asian="bold" style:font-style-complex="italic" style:font-weight-complex="bold"/>
    </style:style>
    <style:style style:name="P37" style:family="paragraph" style:parent-style-name="Standard">
      <style:text-properties officeooo:rsid="005c07e4" officeooo:paragraph-rsid="005c07e4"/>
    </style:style>
    <style:style style:name="P38" style:family="paragraph" style:parent-style-name="Standard">
      <style:text-properties fo:font-size="12pt" style:text-underline-style="none" fo:font-weight="normal" officeooo:rsid="0060f653" officeooo:paragraph-rsid="0075b64a"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60f653" officeooo:paragraph-rsid="007da0c9"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60f653" officeooo:paragraph-rsid="008340f7"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657956" officeooo:paragraph-rsid="00657956"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7b3d37" officeooo:paragraph-rsid="007b3d37" style:font-size-asian="10.5pt" style:font-weight-asian="normal" style:font-size-complex="12pt" style:font-weight-complex="normal"/>
    </style:style>
    <style:style style:name="P43" style:family="paragraph" style:parent-style-name="Standard">
      <style:text-properties officeooo:rsid="008639db" officeooo:paragraph-rsid="008639db"/>
    </style:style>
    <style:style style:name="P44" style:family="paragraph" style:parent-style-name="Text_20_body">
      <style:text-properties style:font-name="Liberation Serif" officeooo:paragraph-rsid="0067686d"/>
    </style:style>
    <style:style style:name="P45" style:family="paragraph" style:parent-style-name="Text_20_body">
      <style:text-properties style:font-name="Liberation Serif" officeooo:paragraph-rsid="0067a2db"/>
    </style:style>
    <style:style style:name="P46" style:family="paragraph" style:parent-style-name="Text_20_body">
      <style:text-properties style:font-name="Liberation Serif" officeooo:paragraph-rsid="006b92e6"/>
    </style:style>
    <style:style style:name="P47" style:family="paragraph" style:parent-style-name="Text_20_body">
      <style:text-properties style:font-name="Liberation Serif" officeooo:rsid="006c33e4" officeooo:paragraph-rsid="006c33e4"/>
    </style:style>
    <style:style style:name="P48" style:family="paragraph" style:parent-style-name="Text_20_body">
      <style:text-properties fo:color="#000000" style:font-name="Liberation Serif" fo:font-size="12pt" style:text-underline-style="none" fo:font-weight="normal" officeooo:rsid="0060f653" officeooo:paragraph-rsid="0096195c" style:font-size-asian="12pt" style:font-weight-asian="normal" style:font-size-complex="12pt" style:font-weight-complex="normal"/>
    </style:style>
    <style:style style:name="P49" style:family="paragraph" style:parent-style-name="Text_20_body">
      <style:text-properties fo:color="#000000" style:font-name="Liberation Serif" fo:font-size="12pt" fo:font-weight="normal" officeooo:paragraph-rsid="00a27e35" style:font-size-asian="12pt" style:font-size-complex="12pt"/>
    </style:style>
    <style:style style:name="P50" style:family="paragraph" style:parent-style-name="Text_20_body">
      <style:text-properties officeooo:paragraph-rsid="00a3c3d1"/>
    </style:style>
    <style:style style:name="T1" style:family="text">
      <style:text-properties style:text-position="sub 58%"/>
    </style:style>
    <style:style style:name="T2" style:family="text">
      <style:text-properties style:text-position="sub 58%" officeooo:rsid="002bf029"/>
    </style:style>
    <style:style style:name="T3" style:family="text">
      <style:text-properties style:text-position="sub 58%" officeooo:rsid="00385790"/>
    </style:style>
    <style:style style:name="T4" style:family="text">
      <style:text-properties style:text-position="sub 58%" officeooo:rsid="0039988f"/>
    </style:style>
    <style:style style:name="T5" style:family="text">
      <style:text-properties style:text-position="sub 58%" officeooo:rsid="003ae07b"/>
    </style:style>
    <style:style style:name="T6" style:family="text">
      <style:text-properties style:text-position="sub 58%" officeooo:rsid="003b1141"/>
    </style:style>
    <style:style style:name="T7" style:family="text">
      <style:text-properties style:text-position="sub 58%" officeooo:rsid="003bdb45"/>
    </style:style>
    <style:style style:name="T8" style:family="text">
      <style:text-properties style:text-position="0% 100%"/>
    </style:style>
    <style:style style:name="T9" style:family="text">
      <style:text-properties style:text-position="0% 100%" officeooo:rsid="00178fd2"/>
    </style:style>
    <style:style style:name="T10" style:family="text">
      <style:text-properties style:text-position="0% 100%" officeooo:rsid="001b27b3"/>
    </style:style>
    <style:style style:name="T11" style:family="text">
      <style:text-properties style:text-position="0% 100%" officeooo:rsid="001b7ba3"/>
    </style:style>
    <style:style style:name="T12" style:family="text">
      <style:text-properties style:text-position="0% 100%" officeooo:rsid="001c5afc"/>
    </style:style>
    <style:style style:name="T13" style:family="text">
      <style:text-properties style:text-position="0% 100%" officeooo:rsid="001d4afc"/>
    </style:style>
    <style:style style:name="T14" style:family="text">
      <style:text-properties style:text-position="0% 100%" officeooo:rsid="001e9068"/>
    </style:style>
    <style:style style:name="T15" style:family="text">
      <style:text-properties style:text-position="0% 100%" officeooo:rsid="002779f6"/>
    </style:style>
    <style:style style:name="T16" style:family="text">
      <style:text-properties style:text-position="0% 100%" officeooo:rsid="002976cf"/>
    </style:style>
    <style:style style:name="T17" style:family="text">
      <style:text-properties style:text-position="0% 100%" officeooo:rsid="002bf029"/>
    </style:style>
    <style:style style:name="T18" style:family="text">
      <style:text-properties style:text-position="0% 100%" officeooo:rsid="002e1278"/>
    </style:style>
    <style:style style:name="T19" style:family="text">
      <style:text-properties style:text-position="0% 100%" officeooo:rsid="002faf0a"/>
    </style:style>
    <style:style style:name="T20" style:family="text">
      <style:text-properties style:text-position="0% 100%" officeooo:rsid="0034e003"/>
    </style:style>
    <style:style style:name="T21" style:family="text">
      <style:text-properties style:text-position="0% 100%" officeooo:rsid="003637f0"/>
    </style:style>
    <style:style style:name="T22" style:family="text">
      <style:text-properties style:text-position="0% 100%" officeooo:rsid="0037bed7"/>
    </style:style>
    <style:style style:name="T23" style:family="text">
      <style:text-properties style:text-position="0% 100%" officeooo:rsid="00385790"/>
    </style:style>
    <style:style style:name="T24" style:family="text">
      <style:text-properties style:text-position="0% 100%" officeooo:rsid="0039988f"/>
    </style:style>
    <style:style style:name="T25" style:family="text">
      <style:text-properties style:text-position="0% 100%" officeooo:rsid="003ae07b"/>
    </style:style>
    <style:style style:name="T26" style:family="text">
      <style:text-properties style:text-position="0% 100%" officeooo:rsid="003b1141"/>
    </style:style>
    <style:style style:name="T27" style:family="text">
      <style:text-properties style:text-position="0% 100%" officeooo:rsid="003bdb45"/>
    </style:style>
    <style:style style:name="T28" style:family="text">
      <style:text-properties style:text-position="0% 100%" officeooo:rsid="003d24fe"/>
    </style:style>
    <style:style style:name="T29" style:family="text">
      <style:text-properties style:text-position="0% 100%" officeooo:rsid="003de139"/>
    </style:style>
    <style:style style:name="T30" style:family="text">
      <style:text-properties style:text-position="0% 100%" officeooo:rsid="003efdd8"/>
    </style:style>
    <style:style style:name="T31" style:family="text">
      <style:text-properties style:text-position="0% 100%" officeooo:rsid="003f8671"/>
    </style:style>
    <style:style style:name="T32" style:family="text">
      <style:text-properties style:text-position="0% 100%" officeooo:rsid="003fdfa1"/>
    </style:style>
    <style:style style:name="T33" style:family="text">
      <style:text-properties style:text-position="0% 100%" officeooo:rsid="00413a77"/>
    </style:style>
    <style:style style:name="T34" style:family="text">
      <style:text-properties style:text-position="0% 100%" officeooo:rsid="00416f1c"/>
    </style:style>
    <style:style style:name="T35" style:family="text">
      <style:text-properties style:text-position="0% 100%" officeooo:rsid="004316df"/>
    </style:style>
    <style:style style:name="T36" style:family="text">
      <style:text-properties style:text-position="0% 100%" officeooo:rsid="004319fa"/>
    </style:style>
    <style:style style:name="T37" style:family="text">
      <style:text-properties style:text-position="0% 100%" officeooo:rsid="00443af8"/>
    </style:style>
    <style:style style:name="T38" style:family="text">
      <style:text-properties style:text-position="0% 100%" officeooo:rsid="00452a5d"/>
    </style:style>
    <style:style style:name="T39" style:family="text">
      <style:text-properties style:text-position="0% 100%" style:text-underline-style="solid" style:text-underline-width="auto" style:text-underline-color="font-color"/>
    </style:style>
    <style:style style:name="T40" style:family="text">
      <style:text-properties style:text-position="0% 100%" officeooo:rsid="00482d20"/>
    </style:style>
    <style:style style:name="T41" style:family="text">
      <style:text-properties style:text-position="0% 100%" officeooo:rsid="0049f2be"/>
    </style:style>
    <style:style style:name="T42" style:family="text">
      <style:text-properties style:text-position="0% 100%" officeooo:rsid="004ad594"/>
    </style:style>
    <style:style style:name="T43" style:family="text">
      <style:text-properties style:text-position="0% 100%" officeooo:rsid="00491eeb"/>
    </style:style>
    <style:style style:name="T44" style:family="text">
      <style:text-properties style:text-position="0% 100%" officeooo:rsid="004af3c6"/>
    </style:style>
    <style:style style:name="T45" style:family="text">
      <style:text-properties style:text-position="0% 100%" officeooo:rsid="0058a018"/>
    </style:style>
    <style:style style:name="T46" style:family="text">
      <style:text-properties style:text-position="0% 100%" fo:font-style="italic" style:font-style-asian="italic" style:font-style-complex="italic"/>
    </style:style>
    <style:style style:name="T47" style:family="text">
      <style:text-properties style:text-position="0% 100%" fo:font-style="italic" officeooo:rsid="00443af8" style:font-style-asian="italic" style:font-style-complex="italic"/>
    </style:style>
    <style:style style:name="T48" style:family="text">
      <style:text-properties style:text-position="0% 100%" fo:font-style="italic" officeooo:rsid="005d9aa6" style:font-style-asian="italic" style:font-style-complex="italic"/>
    </style:style>
    <style:style style:name="T49" style:family="text">
      <style:text-properties style:text-position="0% 100%" fo:font-style="italic" officeooo:rsid="008963f1" style:font-style-asian="italic" style:font-style-complex="italic"/>
    </style:style>
    <style:style style:name="T50" style:family="text">
      <style:text-properties style:text-position="0% 100%" fo:font-style="italic" officeooo:rsid="008c94b2" style:font-style-asian="italic" style:font-style-complex="italic"/>
    </style:style>
    <style:style style:name="T51" style:family="text">
      <style:text-properties style:text-position="0% 100%" officeooo:rsid="008d9c8f"/>
    </style:style>
    <style:style style:name="T52" style:family="text">
      <style:text-properties style:text-position="0% 100%" officeooo:rsid="008e6668"/>
    </style:style>
    <style:style style:name="T53" style:family="text">
      <style:text-properties style:text-position="0% 100%" officeooo:rsid="00904f84"/>
    </style:style>
    <style:style style:name="T54" style:family="text">
      <style:text-properties style:text-position="0% 100%" officeooo:rsid="00905d29"/>
    </style:style>
    <style:style style:name="T55" style:family="text">
      <style:text-properties style:text-position="0% 100%" officeooo:rsid="009206e2"/>
    </style:style>
    <style:style style:name="T56" style:family="text">
      <style:text-properties style:text-position="0% 100%" officeooo:rsid="00920dc1"/>
    </style:style>
    <style:style style:name="T57" style:family="text">
      <style:text-properties style:text-position="0% 100%" officeooo:rsid="009340a1"/>
    </style:style>
    <style:style style:name="T58" style:family="text">
      <style:text-properties style:text-position="0% 100%" officeooo:rsid="00943a65"/>
    </style:style>
    <style:style style:name="T59" style:family="text">
      <style:text-properties style:text-position="0% 100%" fo:font-size="18pt" style:font-size-asian="18pt" style:font-size-complex="18pt"/>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4e6d90" style:font-weight-asian="bold" style:font-weight-complex="bold"/>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4e6d90" style:font-weight-asian="normal" style:font-weight-complex="normal"/>
    </style:style>
    <style:style style:name="T64" style:family="text">
      <style:text-properties style:text-underline-style="none" fo:font-weight="normal" officeooo:rsid="0086a1b8" style:font-weight-asian="normal" style:font-weight-complex="normal"/>
    </style:style>
    <style:style style:name="T65" style:family="text">
      <style:text-properties officeooo:rsid="004e6d90"/>
    </style:style>
    <style:style style:name="T66" style:family="text">
      <style:text-properties fo:font-style="italic" style:font-style-asian="italic" style:font-style-complex="italic"/>
    </style:style>
    <style:style style:name="T67" style:family="text">
      <style:text-properties fo:font-variant="normal" fo:text-transform="none" style:text-position="0% 100%" fo:letter-spacing="normal" fo:font-style="normal" officeooo:rsid="0067686d"/>
    </style:style>
    <style:style style:name="T68" style:family="text">
      <style:text-properties fo:font-variant="normal" fo:text-transform="none" style:text-position="0% 100%" fo:letter-spacing="normal" fo:font-style="normal" officeooo:rsid="009e88e3"/>
    </style:style>
    <style:style style:name="T69" style:family="text">
      <style:text-properties fo:font-variant="normal" fo:text-transform="none" style:text-position="0% 100%" fo:letter-spacing="normal" fo:font-style="normal" officeooo:rsid="0096195c"/>
    </style:style>
    <style:style style:name="T70" style:family="text">
      <style:text-properties fo:font-variant="normal" fo:text-transform="none" style:text-position="0% 100%" fo:letter-spacing="normal" fo:font-style="normal" officeooo:rsid="00a02b68"/>
    </style:style>
    <style:style style:name="T71" style:family="text">
      <style:text-properties fo:font-variant="normal" fo:text-transform="none" style:text-position="0% 100%" fo:letter-spacing="normal" fo:font-style="normal" officeooo:rsid="009792cd"/>
    </style:style>
    <style:style style:name="T72" style:family="text">
      <style:text-properties fo:font-variant="normal" fo:text-transform="none" style:text-position="0% 100%" fo:letter-spacing="normal" fo:font-style="normal" officeooo:rsid="0098a201"/>
    </style:style>
    <style:style style:name="T73" style:family="text">
      <style:text-properties fo:font-variant="normal" fo:text-transform="none" style:text-position="0% 100%" fo:letter-spacing="normal" fo:font-style="normal" fo:font-weight="bold" officeooo:rsid="0098a201" style:font-weight-asian="bold" style:font-weight-complex="bold"/>
    </style:style>
    <style:style style:name="T74" style:family="text">
      <style:text-properties fo:font-variant="normal" fo:text-transform="none" style:text-position="0% 100%" fo:letter-spacing="normal" fo:font-style="normal" style:text-underline-style="none" style:font-weight-asian="normal" style:font-weight-complex="normal"/>
    </style:style>
    <style:style style:name="T75" style:family="text">
      <style:text-properties fo:font-variant="normal" fo:text-transform="none" style:text-position="0% 100%" fo:letter-spacing="normal" fo:font-style="normal" style:text-underline-style="none" officeooo:rsid="0096195c" style:font-weight-asian="normal" style:font-weight-complex="normal"/>
    </style:style>
    <style:style style:name="T76" style:family="text">
      <style:text-properties fo:font-variant="normal" fo:text-transform="none" style:text-position="0% 100%" fo:letter-spacing="normal" fo:font-style="normal" style:text-underline-style="none" officeooo:rsid="0098a201" style:font-weight-asian="normal" style:font-weight-complex="normal"/>
    </style:style>
    <style:style style:name="T77" style:family="text">
      <style:text-properties fo:font-variant="normal" fo:text-transform="none" style:text-position="0% 100%" fo:letter-spacing="normal" fo:font-style="normal" style:text-underline-style="none" officeooo:rsid="00a13b35" style:font-weight-asian="normal" style:font-weight-complex="normal"/>
    </style:style>
    <style:style style:name="T78" style:family="text">
      <style:text-properties fo:font-variant="normal" fo:text-transform="none" style:text-position="0% 100%" fo:letter-spacing="normal" fo:font-style="normal" style:text-underline-style="none" officeooo:rsid="00a27e35" style:font-weight-asian="normal" style:font-weight-complex="normal"/>
    </style:style>
    <style:style style:name="T79" style:family="text">
      <style:text-properties fo:font-variant="normal" fo:text-transform="none" style:text-position="0% 100%" fo:letter-spacing="normal" fo:font-style="normal" officeooo:rsid="00a27e35"/>
    </style:style>
    <style:style style:name="T80" style:family="text">
      <style:text-properties fo:font-variant="normal" fo:text-transform="none" style:text-position="0% 100%" fo:letter-spacing="normal" fo:font-style="normal" officeooo:rsid="00a4d49d"/>
    </style:style>
    <style:style style:name="T81" style:family="text">
      <style:text-properties fo:font-variant="normal" fo:text-transform="none" fo:color="#000000" style:text-position="0% 100%" style:font-name="Liberation Serif" fo:letter-spacing="normal" fo:font-style="normal" style:font-size-asian="12pt"/>
    </style:style>
    <style:style style:name="T82" style:family="text">
      <style:text-properties fo:font-variant="normal" fo:text-transform="none" fo:color="#000000" style:text-position="0% 100%" style:font-name="Liberation Serif" fo:letter-spacing="normal" fo:font-style="normal" officeooo:rsid="0074977b" style:font-size-asian="12pt"/>
    </style:style>
    <style:style style:name="T83" style:family="text">
      <style:text-properties fo:font-variant="normal" fo:text-transform="none" fo:color="#000000" style:text-position="0% 100%" style:font-name="Liberation Serif" fo:letter-spacing="normal" fo:font-style="normal" officeooo:rsid="0075b64a" style:font-size-asian="12pt"/>
    </style:style>
    <style:style style:name="T84" style:family="text">
      <style:text-properties fo:font-variant="normal" fo:text-transform="none" fo:color="#000000" style:text-position="0% 100%" style:font-name="Liberation Serif" fo:letter-spacing="normal" fo:font-style="normal" officeooo:rsid="0076ed33" style:font-size-asian="12pt"/>
    </style:style>
    <style:style style:name="T85" style:family="text">
      <style:text-properties fo:font-variant="normal" fo:text-transform="none" fo:color="#000000" style:text-position="0% 100%" style:font-name="Liberation Serif" fo:letter-spacing="normal" fo:font-style="normal" officeooo:rsid="0078882f" style:font-size-asian="12pt"/>
    </style:style>
    <style:style style:name="T86" style:family="text">
      <style:text-properties fo:font-variant="normal" fo:text-transform="none" fo:color="#000000" style:text-position="0% 100%" style:font-name="Liberation Serif" fo:letter-spacing="normal" fo:font-style="normal" officeooo:rsid="007924aa" style:font-size-asian="12pt"/>
    </style:style>
    <style:style style:name="T87" style:family="text">
      <style:text-properties fo:font-variant="normal" fo:text-transform="none" fo:color="#000000" style:text-position="0% 100%" style:font-name="Liberation Serif" fo:letter-spacing="normal" fo:font-style="normal" officeooo:rsid="0060f653" style:font-size-asian="12pt"/>
    </style:style>
    <style:style style:name="T88" style:family="text">
      <style:text-properties fo:font-variant="normal" fo:text-transform="none" fo:color="#000000" style:text-position="0% 100%" style:font-name="Liberation Serif" fo:letter-spacing="normal" fo:font-style="normal" officeooo:rsid="007da0c9" style:font-size-asian="12pt"/>
    </style:style>
    <style:style style:name="T89" style:family="text">
      <style:text-properties fo:font-variant="normal" fo:text-transform="none" fo:color="#000000" style:text-position="0% 100%" style:font-name="Liberation Serif" fo:letter-spacing="normal" fo:font-style="normal" officeooo:rsid="0084f7b2" style:font-size-asian="12pt"/>
    </style:style>
    <style:style style:name="T90" style:family="text">
      <style:text-properties fo:font-variant="normal" fo:text-transform="none" fo:color="#000000" style:text-position="0% 100%" style:font-name="Liberation Serif" fo:letter-spacing="normal" fo:font-style="normal" officeooo:rsid="0084f7b2"/>
    </style:style>
    <style:style style:name="T91" style:family="text">
      <style:text-properties fo:font-variant="normal" fo:text-transform="none" fo:color="#000000" style:text-position="0% 100%" style:font-name="Liberation Serif" fo:font-size="12pt" fo:letter-spacing="normal" fo:font-style="normal" style:text-underline-style="none" fo:font-weight="normal" officeooo:rsid="00a13b35" style:font-size-asian="12pt" style:font-weight-asian="normal" style:font-size-complex="12pt" style:font-weight-complex="normal"/>
    </style:style>
    <style:style style:name="T92" style:family="text">
      <style:text-properties fo:font-variant="normal" fo:text-transform="none" fo:color="#000000" style:text-position="0% 100%" style:font-name="Liberation Serif" fo:font-size="12pt" fo:letter-spacing="normal" fo:font-style="normal" style:text-underline-style="none" fo:font-weight="normal" officeooo:rsid="00a3c3d1" style:font-size-asian="12pt" style:font-weight-asian="normal" style:font-size-complex="12pt" style:font-weight-complex="normal"/>
    </style:style>
    <style:style style:name="T93" style:family="text">
      <style:text-properties fo:font-variant="normal" fo:text-transform="none" fo:color="#000000" style:text-position="0% 100%" fo:letter-spacing="normal" fo:font-style="normal"/>
    </style:style>
    <style:style style:name="T94" style:family="text">
      <style:text-properties fo:font-variant="normal" fo:text-transform="none" fo:color="#000000" style:text-position="0% 100%" fo:letter-spacing="normal" fo:font-style="normal" officeooo:rsid="0067686d"/>
    </style:style>
    <style:style style:name="T95" style:family="text">
      <style:text-properties fo:font-variant="normal" fo:text-transform="none" fo:color="#000000" style:text-position="0% 100%" fo:letter-spacing="normal" fo:font-style="normal" officeooo:rsid="0096195c"/>
    </style:style>
    <style:style style:name="T96" style:family="text">
      <style:text-properties fo:font-variant="normal" fo:text-transform="none" fo:color="#000000" style:text-position="0% 100%" fo:letter-spacing="normal" fo:font-style="normal" officeooo:rsid="009792cd"/>
    </style:style>
    <style:style style:name="T97" style:family="text">
      <style:text-properties fo:font-variant="normal" fo:text-transform="none" fo:color="#000000" style:text-position="0% 100%" fo:letter-spacing="normal" fo:font-style="normal" officeooo:rsid="0098a201"/>
    </style:style>
    <style:style style:name="T98" style:family="text">
      <style:text-properties fo:font-variant="normal" fo:text-transform="none" fo:color="#000000" style:text-position="0% 100%" fo:letter-spacing="normal" fo:font-style="normal" fo:font-weight="bold" officeooo:rsid="0098a201" style:font-weight-asian="bold" style:font-weight-complex="bold"/>
    </style:style>
    <style:style style:name="T99" style:family="text">
      <style:text-properties fo:font-variant="normal" fo:text-transform="none" fo:color="#000000" style:text-position="0% 100%" fo:letter-spacing="normal" fo:font-style="normal" officeooo:rsid="009a9e5d"/>
    </style:style>
    <style:style style:name="T100" style:family="text">
      <style:text-properties fo:font-variant="normal" fo:text-transform="none" fo:color="#000000" style:text-position="0% 100%" fo:letter-spacing="normal" fo:font-style="normal" officeooo:rsid="009e88e3"/>
    </style:style>
    <style:style style:name="T101" style:family="text">
      <style:text-properties fo:font-variant="normal" fo:text-transform="none" fo:color="#000000" style:text-position="0% 100%" fo:letter-spacing="normal" fo:font-style="normal" officeooo:rsid="00a02b68"/>
    </style:style>
    <style:style style:name="T102" style:family="text">
      <style:text-properties fo:font-variant="normal" fo:text-transform="none" fo:color="#000000" style:text-position="0% 100%" fo:letter-spacing="normal" fo:font-style="normal" officeooo:rsid="00a13b35"/>
    </style:style>
    <style:style style:name="T103" style:family="text">
      <style:text-properties fo:font-variant="normal" fo:text-transform="none" fo:color="#000000" style:text-position="0% 100%" fo:letter-spacing="normal" fo:font-style="normal" officeooo:rsid="00a27e35"/>
    </style:style>
    <style:style style:name="T104" style:family="text">
      <style:text-properties fo:font-variant="normal" fo:text-transform="none" fo:color="#000000" style:text-position="0% 100%" fo:letter-spacing="normal" fo:font-style="normal" style:text-underline-style="none" officeooo:rsid="0096195c" style:font-size-asian="10.5pt" style:font-weight-asian="normal" style:font-size-complex="12pt" style:font-weight-complex="normal"/>
    </style:style>
    <style:style style:name="T105" style:family="text">
      <style:text-properties fo:font-variant="normal" fo:text-transform="none" fo:color="#000000" style:text-position="0% 100%" fo:letter-spacing="normal" fo:font-style="normal" style:text-underline-style="none" officeooo:rsid="0098a201" style:font-size-asian="10.5pt" style:font-weight-asian="normal" style:font-size-complex="12pt" style:font-weight-complex="normal"/>
    </style:style>
    <style:style style:name="T106" style:family="text">
      <style:text-properties fo:font-variant="normal" fo:text-transform="none" fo:color="#000000" style:text-position="0% 100%" fo:letter-spacing="normal" fo:font-style="normal" style:text-underline-style="none" officeooo:rsid="00a13b35" style:font-size-asian="10.5pt" style:font-weight-asian="normal" style:font-size-complex="12pt" style:font-weight-complex="normal"/>
    </style:style>
    <style:style style:name="T107" style:family="text">
      <style:text-properties fo:font-variant="normal" fo:text-transform="none" fo:color="#000000" style:text-position="0% 100%" fo:letter-spacing="normal" fo:font-style="normal" style:text-underline-style="none" officeooo:rsid="00a27e35" style:font-size-asian="10.5pt" style:font-weight-asian="normal" style:font-size-complex="12pt" style:font-weight-complex="normal"/>
    </style:style>
    <style:style style:name="T108" style:family="text">
      <style:text-properties fo:font-variant="normal" fo:text-transform="none" fo:color="#000000" style:text-position="0% 100%" fo:letter-spacing="normal" fo:font-style="normal" style:text-underline-style="none" officeooo:rsid="0096195c" style:font-weight-asian="normal" style:font-weight-complex="normal"/>
    </style:style>
    <style:style style:name="T109" style:family="text">
      <style:text-properties fo:font-variant="normal" fo:text-transform="none" fo:color="#000000" style:text-position="0% 100%" fo:letter-spacing="normal" fo:font-style="normal" style:text-underline-style="none" officeooo:rsid="0098a201" style:font-weight-asian="normal" style:font-weight-complex="normal"/>
    </style:style>
    <style:style style:name="T110" style:family="text">
      <style:text-properties fo:font-variant="normal" fo:text-transform="none" fo:color="#000000" style:text-position="0% 100%" fo:letter-spacing="normal" fo:font-style="normal" style:text-underline-style="none" officeooo:rsid="00a13b35" style:font-weight-asian="normal" style:font-weight-complex="normal"/>
    </style:style>
    <style:style style:name="T111" style:family="text">
      <style:text-properties fo:font-variant="normal" fo:text-transform="none" fo:color="#000000" style:text-position="0% 100%" fo:letter-spacing="normal" fo:font-style="normal" style:text-underline-style="none" officeooo:rsid="00a27e35" style:font-weight-asian="normal" style:font-weight-complex="normal"/>
    </style:style>
    <style:style style:name="T112" style:family="text">
      <style:text-properties fo:font-variant="normal" fo:text-transform="none" fo:color="#000000" style:text-position="0% 100%" fo:font-size="12pt" fo:letter-spacing="normal" fo:font-style="normal" style:text-underline-style="none" fo:font-weight="normal" style:font-size-asian="12pt" style:font-weight-asian="normal" style:font-size-complex="12pt" style:font-weight-complex="normal"/>
    </style:style>
    <style:style style:name="T113" style:family="text">
      <style:text-properties fo:font-variant="normal" fo:text-transform="none" fo:color="#000000" style:text-position="0% 100%" fo:font-size="12pt" fo:letter-spacing="normal" fo:font-style="normal" style:text-underline-style="none" fo:font-weight="normal" officeooo:rsid="006b92e6" style:font-size-asian="12pt" style:font-weight-asian="normal" style:font-size-complex="12pt" style:font-weight-complex="normal"/>
    </style:style>
    <style:style style:name="T114" style:family="text">
      <style:text-properties fo:font-variant="normal" fo:text-transform="none" fo:color="#000000" style:text-position="0% 100%" fo:font-size="12pt" fo:letter-spacing="normal" fo:font-style="normal" style:text-underline-style="none" fo:font-weight="normal" officeooo:rsid="006be8ef" style:font-size-asian="12pt" style:font-weight-asian="normal" style:font-size-complex="12pt" style:font-weight-complex="normal"/>
    </style:style>
    <style:style style:name="T115" style:family="text">
      <style:text-properties fo:font-variant="normal" fo:text-transform="none" fo:color="#000000" style:text-position="0% 100%" fo:font-size="12pt" fo:letter-spacing="normal" fo:font-style="normal" style:text-underline-style="none" fo:font-weight="normal" officeooo:rsid="006db252" style:font-size-asian="12pt" style:font-weight-asian="normal" style:font-size-complex="12pt" style:font-weight-complex="normal"/>
    </style:style>
    <style:style style:name="T116" style:family="text">
      <style:text-properties fo:font-variant="normal" fo:text-transform="none" fo:color="#000000" style:text-position="0% 100%" style:font-name="sans-serif" fo:font-size="10.5pt" fo:letter-spacing="normal" fo:font-style="normal" officeooo:rsid="00a27e35"/>
    </style:style>
    <style:style style:name="T117" style:family="text">
      <style:text-properties fo:font-variant="normal" fo:text-transform="none" fo:color="#000000" style:text-position="0% 100%" fo:font-size="10.5pt" fo:letter-spacing="normal" fo:font-style="normal" officeooo:rsid="00a27e35"/>
    </style:style>
    <style:style style:name="T118" style:family="text">
      <style:text-properties officeooo:rsid="0067686d"/>
    </style:style>
    <style:style style:name="T119" style:family="text">
      <style:text-properties officeooo:rsid="0067a2db"/>
    </style:style>
    <style:style style:name="T120" style:family="text">
      <style:text-properties officeooo:rsid="0086a1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S Assignment 2</text:p>
      <text:p text:style-name="P22"/>
      <text:p text:style-name="P23">Harish Fulara - 2014143</text:p>
      <text:p text:style-name="P1"/>
      <text:p text:style-name="P1"><text:span text:style-name="T61"/></text:p>
      <text:p text:style-name="P43"><text:span text:style-name="T61">E</text:span><text:span text:style-name="T60">ncryption Used</text:span><text:span text:style-name="T62">: AES with a 256 bit key.</text:span></text:p>
      <text:p text:style-name="P43"><text:span text:style-name="T62"/></text:p>
      <text:p text:style-name="P30">Message Authentication Code <text:span text:style-name="T120">Used</text:span><text:span text:style-name="T64">: HMAC</text:span></text:p>
      <text:p text:style-name="P30"><text:span text:style-name="T64"/></text:p>
      <text:p text:style-name="P30"><text:span text:style-name="T64"/></text:p>
      <text:p text:style-name="P31"><text:span text:style-name="T64"/></text:p>
      <text:p text:style-name="P36"><text:span text:style-name="T64">T</text:span><text:span text:style-name="T62">he system works as follows:</text:span></text:p>
      <text:p text:style-name="P1"><text:span text:style-name="T61"/></text:p>
      <text:p text:style-name="P1"><text:span text:style-name="T61">Scenario</text:span><text:span text:style-name="T63">:</text:span><text:span text:style-name="T65"> <text:s/></text:span>Alice wants to talk to Bob.</text:p>
      <text:p text:style-name="P27"/>
      <text:p text:style-name="P1"/>
      <text:p text:style-name="P1"/>
      <text:p text:style-name="P1">A - Alice</text:p>
      <text:p text:style-name="P1">B – Bob</text:p>
      <text:p text:style-name="P1">K<text:span text:style-name="T3">A</text:span><text:span text:style-name="T8"> – Shared key between A and KDC. It is derived from passphrase of A.</text:span></text:p>
      <text:p text:style-name="P1"><text:span text:style-name="T8">K</text:span><text:span text:style-name="T3">B</text:span><text:span text:style-name="T8"> – Shared key between B and KDC. It is derived from pasphrase of B.</text:span></text:p>
      <text:p text:style-name="P3"><text:span text:style-name="T8">K</text:span><text:span text:style-name="T3">KDC</text:span><text:span text:style-name="T8"> – Passphrase of KDC. Only KDC knows it.</text:span></text:p>
      <text:p text:style-name="P3"><text:span text:style-name="T8">TGT – Ticket Granting Ticket</text:span></text:p>
      <text:p text:style-name="P12"><text:span text:style-name="T8">K</text:span><text:span text:style-name="T1">AB</text:span><text:span text:style-name="T8"> – Session key for encrypting chat messages between Alice and Bob.</text:span></text:p>
      <text:p text:style-name="P1"><text:span text:style-name="T8"/></text:p>
      <text:p text:style-name="P33"><text:span text:style-name="T8"/></text:p>
      <text:p text:style-name="P33"><text:span text:style-name="T8"/></text:p>
      <text:p text:style-name="P33"><text:span text:style-name="T8">First, both Alice and Bob needs to be logged into the chat server before chatting with each other. </text:span></text:p>
      <text:p text:style-name="P32"><text:span text:style-name="T8"><text:s/></text:span></text:p>
      <text:p text:style-name="P28"><text:span text:style-name="T8">Logging into Chat Server</text:span></text:p>
      <text:p text:style-name="P1"><text:span text:style-name="T8"/></text:p>
      <text:p text:style-name="P1"><text:span text:style-name="T8">1. Alice first needs to login to the chat portal. Alice will send its login credentials (Username + SHA256(Passphrase)) to the KDC. As KDC also knows the passphrase of Alice, it will generate a SHA2256 digest of Alice’s passphrase and will compare it with the digest sent by Alice. If the two digest matches, then Alice is OK to login.</text:span></text:p>
      <text:p text:style-name="P1"><text:span text:style-name="T8"/></text:p>
      <text:p text:style-name="P1"><text:span text:style-name="T8">2. </text:span><text:span text:style-name="T9">Alice will then send K</text:span><text:span text:style-name="T3">A</text:span><text:span text:style-name="T9"> (Passphrase + Timestamp) to the KDC. The KDC decrypts the encrypted block and take</text:span><text:span text:style-name="T30">s</text:span><text:span text:style-name="T9"> out Passphrase and Timestamp from it. The KDC will compare the timestamp with it’s own time and if it is received within 5 minutes, then KDC will accept the block. The KDC will then verify the passphrase in the block against the passphrase in its database and will continue only if both the passphrase matches.</text:span></text:p>
      <text:p text:style-name="P1"><text:span text:style-name="T9"/></text:p>
      <text:p text:style-name="P2"><text:span text:style-name="T9">3. </text:span><text:span text:style-name="T10">KDC will now generate a TGT <text:s/>= K</text:span><text:span text:style-name="T3">KDC</text:span><text:span text:style-name="T10"> </text:span><text:span text:style-name="T11">(Alice’s Username + </text:span><text:span text:style-name="T12">Expiry Timestamp</text:span><text:span text:style-name="T11">). </text:span><text:span text:style-name="T13">The TGT contains Alice’s username and expiry time (time after which the TGT is not valid) encrypted with passphrase of KDC. </text:span><text:span text:style-name="T14">The KDC will send TGT to Alice.</text:span></text:p>
      <text:p text:style-name="P2"><text:span text:style-name="T14"/></text:p>
      <text:p text:style-name="P4"><text:span text:style-name="T14">4. </text:span><text:span text:style-name="T8">Alice is successfully logged in when it receives the TGT.</text:span></text:p>
      <text:p text:style-name="P4"><text:span text:style-name="T8"/></text:p>
      <text:p text:style-name="P6"><text:span text:style-name="T8">5. Similarly, Bob will follow the above procedure to login to the chat portal.</text:span></text:p>
      <text:p text:style-name="P4"><text:span text:style-name="T8"/></text:p>
      <text:p text:style-name="P34"><text:soft-page-break/><text:span text:style-name="T8">Now Alice and Bob will negotiate the session key </text:span><text:span text:style-name="T45">from KDC to</text:span><text:span text:style-name="T8"> encryt their chat messages.</text:span></text:p>
      <text:p text:style-name="P34"><text:span text:style-name="T8"/></text:p>
      <text:p text:style-name="P35"><text:span text:style-name="T8">Negotiating the key</text:span></text:p>
      <text:p text:style-name="P5"><text:span text:style-name="T8"/></text:p>
      <text:p text:style-name="P7"><text:span text:style-name="T8">1. Alice will s</text:span><text:span text:style-name="T15">end </text:span><text:span text:style-name="T16">the TGT to the KDC.</text:span></text:p>
      <text:p text:style-name="P7"><text:span text:style-name="T16"/></text:p>
      <text:p text:style-name="P7"><text:span text:style-name="T16">2. KDC will verify that it is a valid TGT and is not expired. If OK, KDC will send the ACK <text:s/>to Alice.</text:span></text:p>
      <text:p text:style-name="P7"><text:span text:style-name="T16"/></text:p>
      <text:p text:style-name="P8"><text:span text:style-name="T8">3. </text:span><text:span text:style-name="T17">Alice will now send the request for session key to chat with Bob to KDC. The request </text:span><text:span text:style-name="T19">block </text:span><text:span text:style-name="T17">will contain K</text:span><text:span text:style-name="T3">A</text:span><text:span text:style-name="T2"> </text:span><text:span text:style-name="T17">(</text:span><text:span text:style-name="T18">Bob’s Username + Timestamp</text:span><text:span text:style-name="T17">).</text:span></text:p>
      <text:p text:style-name="P8"><text:span text:style-name="T17"/></text:p>
      <text:p text:style-name="P9"><text:span text:style-name="T17">4. </text:span><text:span text:style-name="T8">The KDC will decrypt the request block and take out Bob’s username and Timestamp from it. </text:span><text:span text:style-name="T9">The KDC will compare the timestamp with it’s own time and if it is received within 5 minutes, then KDC will accept the </text:span><text:span text:style-name="T8">request </text:span><text:span text:style-name="T9">block.</text:span></text:p>
      <text:p text:style-name="P9"><text:span text:style-name="T9"/></text:p>
      <text:p text:style-name="P10"><text:span text:style-name="T9">5. </text:span><text:span text:style-name="T8">The KDC will now generate a </text:span><text:span text:style-name="T22">256-bit </text:span><text:span text:style-name="T8">sess</text:span><text:span text:style-name="T20">ion </text:span><text:span text:style-name="T21">key </text:span><text:span text:style-name="T23">K</text:span><text:span text:style-name="T4">AB</text:span><text:span text:style-name="T24"> that Bob and Alice can use to encrypt their chat messges. </text:span><text:span text:style-name="T25">The KDC will send the response = K</text:span><text:span text:style-name="T5">A</text:span><text:span text:style-name="T25"> (</text:span><text:span text:style-name="T26">K</text:span><text:span text:style-name="T6">B</text:span><text:span text:style-name="T26"> (Ticket for Bob) + </text:span><text:span text:style-name="T27">K</text:span><text:span text:style-name="T7">AB</text:span><text:span text:style-name="T27"> + Expiry Timestamp</text:span><text:span text:style-name="T25">) </text:span><text:span text:style-name="T28">to Alice.</text:span></text:p>
      <text:p text:style-name="P10"><text:span text:style-name="T28"/></text:p>
      <text:p text:style-name="P11"><text:span text:style-name="T29">6. Alice will decrypt the response from KDC and take out </text:span><text:span text:style-name="T26">K</text:span><text:span text:style-name="T6">B</text:span><text:span text:style-name="T26"> (Ticket for Bob), </text:span><text:span text:style-name="T31">session key </text:span><text:span text:style-name="T27">K</text:span><text:span text:style-name="T7">AB</text:span><text:span text:style-name="T27"> </text:span><text:span text:style-name="T31">and </text:span><text:span text:style-name="T32">Expiry Timestamp (time after which session key is invalid) from it. </text:span><text:span text:style-name="T33">Alice will store the session key </text:span><text:span text:style-name="T27">K</text:span><text:span text:style-name="T7">AB</text:span><text:span text:style-name="T27"> </text:span><text:span text:style-name="T33">in its memory and will forwar</text:span><text:span text:style-name="T34">d the ticket, i.e, </text:span><text:span text:style-name="T26">K</text:span><text:span text:style-name="T6">B</text:span><text:span text:style-name="T26"> (Ticket for Bob) </text:span><text:span text:style-name="T34">to Bob.</text:span></text:p>
      <text:p text:style-name="P11"><text:span text:style-name="T34"/></text:p>
      <text:p text:style-name="P13"><text:span text:style-name="T34">7. </text:span><text:span text:style-name="T8">Bob </text:span><text:span text:style-name="T35">will receive and decrypt the ticket. </text:span><text:span text:style-name="T36">The ticket contains Alice’s Username, </text:span><text:span text:style-name="T31">session key </text:span><text:span text:style-name="T27">K</text:span><text:span text:style-name="T7">AB</text:span><text:span text:style-name="T27"> </text:span><text:span text:style-name="T31">and </text:span><text:span text:style-name="T32">Expiry Timestamp (time after which session key is invalid). </text:span><text:span text:style-name="T37">Bob will accept the ticket and store the session key </text:span><text:span text:style-name="T27">K</text:span><text:span text:style-name="T7">AB </text:span><text:span text:style-name="T37">in its memory only when Bob authenticate</text:span><text:span text:style-name="T38">s</text:span><text:span text:style-name="T37"> </text:span><text:span text:style-name="T38">Alice</text:span><text:span text:style-name="T37">.</text:span></text:p>
      <text:p text:style-name="P14"><text:span text:style-name="T37"/></text:p>
      <text:p text:style-name="P14"><text:span text:style-name="T37"/></text:p>
      <text:p text:style-name="P14"><text:span text:style-name="T37"/></text:p>
      <text:p text:style-name="P14"><text:span text:style-name="T37"/></text:p>
      <text:p text:style-name="P37"><text:span text:style-name="T47">N</text:span><text:span text:style-name="T46">ow Bob </text:span><text:span text:style-name="T50">and </text:span><text:span text:style-name="T46">Alice </text:span><text:span text:style-name="T49">will authenticate each other before actual communication</text:span><text:span text:style-name="T48">.</text:span></text:p>
      <text:p text:style-name="P37"><text:span text:style-name="T8"/></text:p>
      <text:p text:style-name="P15"><text:span text:style-name="T39">Two way authentication between Bob and Alice</text:span></text:p>
      <text:p text:style-name="P14"><text:span text:style-name="T39"/></text:p>
      <text:p text:style-name="P16"><text:span text:style-name="T8">1. </text:span><text:span text:style-name="T40">Bob will send </text:span><text:span text:style-name="T27">K</text:span><text:span text:style-name="T7">AB</text:span><text:span text:style-name="T27"> </text:span><text:span text:style-name="T40">(Bob’s Username + Nonce</text:span><text:span text:style-name="T51">1</text:span><text:span text:style-name="T40">) to Alice.</text:span></text:p>
      <text:p text:style-name="P16"><text:span text:style-name="T40"/></text:p>
      <text:p text:style-name="P17"><text:span text:style-name="T40">2. </text:span><text:span text:style-name="T8">Since Alice also knows </text:span><text:span text:style-name="T27">K</text:span><text:span text:style-name="T7">AB</text:span><text:span text:style-name="T27">, </text:span><text:span text:style-name="T8">so it will decrypt the block and take out Bob’s username and Nonce</text:span><text:span text:style-name="T53">1</text:span><text:span text:style-name="T8"> from it. </text:span><text:span text:style-name="T41">Alice will </text:span><text:span text:style-name="T42">send </text:span><text:span text:style-name="T27">K</text:span><text:span text:style-name="T7">AB</text:span><text:span text:style-name="T27"> </text:span><text:span text:style-name="T40">(</text:span><text:span text:style-name="T42">Alice’</text:span><text:span text:style-name="T40">s Username + Nonce</text:span><text:span text:style-name="T52">1 + Nonce2</text:span><text:span text:style-name="T40">) </text:span><text:span text:style-name="T42">to Bob.</text:span></text:p>
      <text:p text:style-name="P17"><text:span text:style-name="T42"/></text:p>
      <text:p text:style-name="P19"><text:span text:style-name="T8">3. </text:span><text:span text:style-name="T43">Since </text:span><text:span text:style-name="T8">Bob</text:span><text:span text:style-name="T43"> also knows </text:span><text:span text:style-name="T27">K</text:span><text:span text:style-name="T7">AB</text:span><text:span text:style-name="T27">, </text:span><text:span text:style-name="T43">so it will decrypt the block and take out </text:span><text:span text:style-name="T8">Alice</text:span><text:span text:style-name="T43">’s username and Nonce</text:span><text:span text:style-name="T53">1</text:span><text:span text:style-name="T43"> </text:span><text:span text:style-name="T53">and Nonce2 </text:span><text:span text:style-name="T43">from it. </text:span><text:span text:style-name="T44">If both the nonce matches (Nonce sent by Bob to Alice == Nonce sent by Alice to Bob </text:span><text:span text:style-name="T53">== Nonce1</text:span><text:span text:style-name="T44">), then </text:span><text:span text:style-name="T56">Bob</text:span><text:span text:style-name="T44"> will authenticate </text:span><text:span text:style-name="T56">Alice</text:span><text:span text:style-name="T44">. </text:span><text:span text:style-name="T54">Bob will send </text:span><text:span text:style-name="T27">K</text:span><text:span text:style-name="T7">AB</text:span><text:span text:style-name="T27"> </text:span><text:span text:style-name="T40">(Bob’s Username + Nonce</text:span><text:span text:style-name="T54">2</text:span><text:span text:style-name="T40">) </text:span><text:span text:style-name="T54">to Alice.</text:span></text:p>
      <text:p text:style-name="P18"><text:span text:style-name="T44"/></text:p>
      <text:p text:style-name="P21"><text:span text:style-name="T44">4. </text:span><text:span text:style-name="T43">Since </text:span><text:span text:style-name="T55">Alice</text:span><text:span text:style-name="T43"> also knows </text:span><text:span text:style-name="T27">K</text:span><text:span text:style-name="T7">AB</text:span><text:span text:style-name="T27">, </text:span><text:span text:style-name="T43">so it will decrypt the block and take out </text:span><text:span text:style-name="T55">Bob</text:span><text:span text:style-name="T43">’s username and Nonce</text:span><text:span text:style-name="T55">2</text:span><text:span text:style-name="T43"> from it. </text:span><text:span text:style-name="T44">If both the nonce matches (Nonce sent by </text:span><text:span text:style-name="T55">Alice</text:span><text:span text:style-name="T44"> to </text:span><text:span text:style-name="T55">Bob</text:span><text:span text:style-name="T44"> == Nonce sent by </text:span><text:span text:style-name="T55">Bob</text:span><text:span text:style-name="T44"> to </text:span><text:span text:style-name="T55">Alice</text:span><text:span text:style-name="T44"> </text:span><text:span text:style-name="T53">== Nonce</text:span><text:span text:style-name="T55">2</text:span><text:span text:style-name="T44">), then Alice will authenticate Bob.</text:span></text:p>
      <text:p text:style-name="P21"><text:span text:style-name="T54"/></text:p>
      <text:p text:style-name="P20"><text:span text:style-name="T57">5</text:span><text:span text:style-name="T8">. </text:span><text:span text:style-name="T58">Both Alice and Bob have authenticated each other. </text:span><text:span text:style-name="T8">Now both Alice and Bob can chat with each other using the session key </text:span><text:span text:style-name="T27">K</text:span><text:span text:style-name="T7">AB </text:span><text:span text:style-name="T8">to encrypt their chat messages untill the session key expires.</text:span></text:p>
      <text:p text:style-name="P20"><text:span text:style-name="T8"/></text:p>
      <text:p text:style-name="P29"><text:soft-page-break/><text:span text:style-name="T59">How the system protects against Replay Attack</text:span></text:p>
      <text:p text:style-name="P24"><text:span text:style-name="T8"/></text:p>
      <text:p text:style-name="P44"><text:span text:style-name="T118">In our system, potential replay attacks can occur at two points:</text:span></text:p>
      <text:p text:style-name="P45"><text:span text:style-name="T118">1. When the client logs in to the chat server by sending its login credentials to the KDC, and</text:span></text:p>
      <text:p text:style-name="P46"><text:span text:style-name="T119">2. When the client sends the session key request to the KDC.</text:span></text:p>
      <text:p text:style-name="P46"><text:span text:style-name="T113"/></text:p>
      <text:p text:style-name="P46"><text:span text:style-name="T113">In the first case, some attacker can </text:span><text:span text:style-name="T114">replay our authentication packet to the KDC and authenticate into the chat portal on our behalf.</text:span></text:p>
      <text:p text:style-name="P47"><text:span text:style-name="T114">I</text:span><text:span text:style-name="T112">n the second case, some attacker can replay our chat session request packet to the KDC and </text:span><text:span text:style-name="T115">KDC will send the response packet containing the session key to the attacker.</text:span></text:p>
      <text:p text:style-name="P41"><text:span text:style-name="T81"/></text:p>
      <text:p text:style-name="P38"><text:span text:style-name="T81">To protect against replay attacks, the authentication protocol uses the concept of additional authentication data, such as the ticket lifetime, and most important, the client's timestamp. </text:span></text:p>
      <text:p text:style-name="P38"><text:span text:style-name="T82"/></text:p>
      <text:p text:style-name="P38"><text:span text:style-name="T82">In first case, KDC will check if the authentication packet’s timestamp is within five minutes </text:span><text:span text:style-name="T83">of the time on KDC. </text:span><text:span text:style-name="T81">If </text:span><text:span text:style-name="T84">not</text:span><text:span text:style-name="T81">, </text:span><text:span text:style-name="T84">KDC</text:span><text:span text:style-name="T81"> will reject the packet. </text:span><text:span text:style-name="T85">KDC will also reject the packet if the timestamp on </text:span><text:span text:style-name="T86">the</text:span><text:span text:style-name="T85"> authentication packet is less than or equal to the last seen timestamp on the authentication packet sent by this client.</text:span></text:p>
      <text:p text:style-name="P38"><text:span text:style-name="T82"/></text:p>
      <text:p text:style-name="P42"><text:span text:style-name="T82">I</text:span><text:span text:style-name="T81">n the second case, </text:span><text:span text:style-name="T82">KDC will check if the </text:span><text:span text:style-name="T81">session key request</text:span><text:span text:style-name="T82"> packet’s timestamp is within five minutes </text:span><text:span text:style-name="T83">of the time on KDC. </text:span><text:span text:style-name="T87">If </text:span><text:span text:style-name="T84">not</text:span><text:span text:style-name="T87">, </text:span><text:span text:style-name="T84">KDC</text:span><text:span text:style-name="T87"> will reject the packet. </text:span><text:span text:style-name="T85">KDC will also reject the packet if the timestamp on </text:span><text:span text:style-name="T86">the</text:span><text:span text:style-name="T88"> session key request packet </text:span><text:span text:style-name="T85">is less than or equal to the last seen timestamp on the </text:span><text:span text:style-name="T88">session key request </text:span><text:span text:style-name="T85">packet sent by this client.</text:span></text:p>
      <text:p text:style-name="P39"><text:span text:style-name="T81"/></text:p>
      <text:p text:style-name="P39"><text:span text:style-name="T81"/></text:p>
      <text:p text:style-name="P25"><text:span text:style-name="T81">How the system protects against Re</text:span><text:span text:style-name="T89">flection Attack</text:span></text:p>
      <text:p text:style-name="P40"><text:span text:style-name="T90"/></text:p>
      <text:p text:style-name="P48"><text:span text:style-name="T67">In our system, </text:span><text:span text:style-name="T68">a </text:span><text:span text:style-name="T67">potential replay attack can occur </text:span><text:span text:style-name="T69">when Alice </text:span><text:span text:style-name="T70">and Bob</text:span><text:span text:style-name="T69"> authenticate each other after ne</text:span><text:span text:style-name="T71">g</text:span><text:span text:style-name="T69">otiating the session key </text:span><text:span text:style-name="T68">b</text:span><text:span text:style-name="T72">ecause </text:span><text:span text:style-name="T68">they</text:span><text:span text:style-name="T72"> use </text:span><text:span text:style-name="T73">challenge-response </text:span><text:span text:style-name="T72">protocol </text:span><text:span text:style-name="T70">for</text:span><text:span text:style-name="T72"> authenticat</text:span><text:span text:style-name="T70">ion</text:span><text:span text:style-name="T72">.</text:span></text:p>
      <text:p text:style-name="P49"><text:span text:style-name="T75">S</text:span><text:span text:style-name="T76">ince both Alice and Bob include their identifier (their username) wihin their authentication response packets, they can prevent an attacker </text:span><text:span text:style-name="T77">from doing a reflection </text:span><text:span text:style-name="T78">because the attacker won’t be able to trick them</text:span><text:span text:style-name="T79"> into providing the answer to </text:span><text:span text:style-name="T80">their</text:span><text:span text:style-name="T79"> own challenge</text:span><text:span text:style-name="T77">.</text:span></text:p>
      <text:p text:style-name="P50"><text:span text:style-name="T91">Y</text:span><text:span text:style-name="T92">ou can find more information at: </text:span><text:a xlink:type="simple" xlink:href="https://en.wikipedia.org/wiki/Reflection_attack" text:style-name="Internet_20_link" text:visited-style-name="Visited_20_Internet_20_Link">https://en.wikipedia.org/wiki/Reflection_attac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Times New Roman',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0:55:39.794935803</meta:creation-date>
    <dc:date>2016-11-01T02:28:08.288029878</dc:date>
    <meta:editing-duration>PT2H7M30S</meta:editing-duration>
    <meta:editing-cycles>126</meta:editing-cycles>
    <meta:generator>LibreOffice/5.1.4.2$Linux_X86_64 LibreOffice_project/10m0$Build-2</meta:generator>
    <meta:document-statistic meta:table-count="0" meta:image-count="0" meta:object-count="0" meta:page-count="3" meta:paragraph-count="50" meta:word-count="1103" meta:character-count="6175" meta:non-whitespace-character-count="5109"/>
  </office:meta>
</office:document-meta>
</file>